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466" officeooo:paragraph-rsid="000fe4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0. Servicio RestFull de Clientes.</text:p>
      <text:p text:style-name="P1"/>
      <text:p text:style-name="P1">Crear un servicio RESTFUL que nos sirva como CRUD de la tabla CLIENTES de virtualmarket utilizando urls amigables y siguiendo el ejemplo visto en clase.</text:p>
      <text:p text:style-name="P1"/>
      <text:p text:style-name="P1">Lo manejaremos usando POSTMA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7:06:19.648000000</meta:creation-date>
    <dc:date>2020-03-25T17:09:22.922000000</dc:date>
    <meta:editing-duration>PT3M4S</meta:editing-duration>
    <meta:editing-cycles>1</meta:editing-cycles>
    <meta:document-statistic meta:table-count="0" meta:image-count="0" meta:object-count="0" meta:page-count="1" meta:paragraph-count="3" meta:word-count="35" meta:character-count="225" meta:non-whitespace-character-count="193"/>
    <meta:generator>LibreOffice/5.2.3.3$Windows_x86 LibreOffice_project/d54a8868f08a7b39642414cf2c8ef2f228f780cf</meta:generator>
  </office:meta>
</office:document-meta>
</file>